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00a933" fo:font-weight="bold" style:font-weight-asian="bold" style:font-weight-complex="bold"/>
    </style:style>
    <style:style style:name="ce19" style:family="table-cell" style:parent-style-name="Default">
      <style:text-properties fo:color="#2a6099" fo:font-weight="bold" style:font-weight-asian="bold" style:font-weight-complex="bold"/>
    </style:style>
    <style:style style:name="ce20" style:family="table-cell" style:parent-style-name="pd1">
      <style:table-cell-properties fo:background-color="#ff99ff"/>
    </style:style>
    <style:style style:name="ce21" style:family="table-cell" style:parent-style-name="Default">
      <style:table-cell-properties fo:background-color="#ff99ff"/>
    </style:style>
    <style:style style:name="ce22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3" style:family="table-cell" style:parent-style-name="pd1">
      <style:table-cell-properties fo:background-color="#99ff66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6" style:family="table-cell" style:parent-style-name="Default">
      <style:text-properties style:font-name="Liberation Sans" style:font-name-asian="Arial Unicode MS" style:font-name-complex="Arial Unicode MS"/>
    </style:style>
    <style:style style:name="ce27" style:family="table-cell" style:parent-style-name="pd1">
      <style:table-cell-properties fo:background-color="#ff6600"/>
    </style:style>
    <style:style style:name="ce28" style:family="table-cell" style:parent-style-name="Default">
      <style:table-cell-properties fo:background-color="#ff66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ce28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0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3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7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9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2 AIR_SLASH ; 25 MEGA_DRAIN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</text:p>
          </table:table-cell>
          <table:table-cell table:style-name="ce26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6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</text:p>
          </table:table-cell>
          <table:table-cell/>
          <table:table-cell office:value-type="string" calcext:value-type="string">
            <text:p>11 THUNDER_WAVE ; 12 LEER ; 13 DOUBLE_TEAM ; 14 DEFENSE_CURL ; 16 QUICK_ATTACK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6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</text:p>
          </table:table-cell>
          <table:table-cell table:style-name="ce26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6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6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, CURSE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</text:p>
          </table:table-cell>
          <table:table-cell table:style-name="ce26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6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</text:p>
          </table:table-cell>
          <table:table-cell table:style-name="ce26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</text:p>
          </table:table-cell>
          <table:table-cell table:style-name="ce26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</text:p>
          </table:table-cell>
          <table:table-cell table:style-name="ce26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</text:p>
          </table:table-cell>
          <table:table-cell table:style-name="ce26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</text:p>
          </table:table-cell>
          <table:table-cell table:style-name="ce26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2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</text:p>
          </table:table-cell>
          <table:table-cell table:style-name="ce26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7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</text:p>
          </table:table-cell>
          <table:table-cell table:style-name="ce26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</text:p>
          </table:table-cell>
          <table:table-cell table:style-name="ce26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</text:p>
          </table:table-cell>
          <table:table-cell table:style-name="ce26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</text:p>
          </table:table-cell>
          <table:table-cell table:style-name="ce26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6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</text:p>
          </table:table-cell>
          <table:table-cell table:style-name="ce26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9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5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</text:p>
          </table:table-cell>
          <table:table-cell table:style-name="ce26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WATERFALL ; 36 DRAGONBREATH ; 37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39 WATERFALL ; 41 DRAGONBREATH ; 42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4" office:value-type="float" office:value="65" calcext:value-type="float">
            <text:p>65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table:style-name="ce12" office:value-type="float" office:value="65" calcext:value-type="float">
            <text:p>65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</text:p>
          </table:table-cell>
          <table:table-cell table:style-name="ce26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</text:p>
          </table:table-cell>
          <table:table-cell table:style-name="ce26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131" calcext:value-type="float">
            <text:p>131</text:p>
          </table:table-cell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6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perfected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p?r?e?t?d f??m. ?t ??n r??ia?? hi??-???ere? ???r?y ?h?t ??im??a??s e??ry?hi?g</text:p>
          </table:table-cell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6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6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6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6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6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, CURSE</text:p>
          </table:table-cell>
          <table:table-cell table:number-columns-repeated="2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6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7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6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6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7">00/00/0000</text:date>, <text:time style:data-style-name="N2" text:time-value="23:59:25.603108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4-08-07T00:01:26.002860929</dc:date>
    <meta:editing-duration>P45DT21H51M44S</meta:editing-duration>
    <meta:editing-cycles>376</meta:editing-cycles>
    <dc:creator>Michael </dc:creator>
    <meta:document-statistic meta:table-count="2" meta:cell-count="5202" meta:object-count="0"/>
  </office:meta>
</office:document-meta>
</file>